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92in"/>
    </style:style>
    <style:style style:name="co2" style:family="table-column">
      <style:table-column-properties fo:break-before="auto" style:column-width="0.8354in"/>
    </style:style>
    <style:style style:name="co3" style:family="table-column">
      <style:table-column-properties fo:break-before="auto" style:column-width="5.1752in"/>
    </style:style>
    <style:style style:name="co4" style:family="table-column">
      <style:table-column-properties fo:break-before="auto" style:column-width="0.9618in"/>
    </style:style>
    <style:style style:name="co5" style:family="table-column">
      <style:table-column-properties fo:break-before="auto" style:column-width="1.4339in"/>
    </style:style>
    <style:style style:name="co6" style:family="table-column">
      <style:table-column-properties fo:break-before="auto" style:column-width="1.116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5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2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Good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12" style:family="table-cell" style:parent-style-name="Error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13" style:family="table-cell" style:parent-style-name="Neutral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number-columns-repeated="2"/>
          <table:table-cell table:style-name="ce24" office:value-type="string" calcext:value-type="string">
            <text:p>Questions: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25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1" office:value-type="string" calcext:value-type="string">
            <text:p>Sr. No.</text:p>
          </table:table-cell>
          <table:table-cell table:style-name="ce22" office:value-type="string" calcext:value-type="string">
            <text:p>Topic:</text:p>
          </table:table-cell>
          <table:table-cell table:style-name="ce22" office:value-type="string" calcext:value-type="string">
            <text:p>Problem: </text:p>
          </table:table-cell>
          <table:table-cell table:style-name="ce29" office:value-type="string" calcext:value-type="string">
            <text:p>Done </text:p>
          </table:table-cell>
          <table:table-cell table:style-name="ce17" office:value-type="string" calcext:value-type="string">
            <text:p><text:s text:c="5"/>Not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30"/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12" office:value-type="string" calcext:value-type="string">
            <text:p>N</text:p>
          </table:table-cell>
          <table:table-cell table:number-columns-repeated="6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11" office:value-type="string" calcext:value-type="string">
            <text:p>y</text:p>
          </table:table-cell>
          <table:table-cell office:value-type="string" calcext:value-type="string">
            <text:p>imp</text:p>
          </table:table-cell>
          <table:table-cell table:number-columns-repeated="59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leetcode.com/problems/merge-intervals/" xlink:type="simple">Merge Intervals</text:a></text:p>
          </table:table-cell>
          <table:table-cell table:style-name="ce11" office:value-type="string" calcext:value-type="string">
            <text:p>y</text:p>
          </table:table-cell>
          <table:table-cell office:value-type="string" calcext:value-type="string">
            <text:p>good</text:p>
          </table:table-cell>
          <table:table-cell table:number-columns-repeated="59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11" office:value-type="string" calcext:value-type="string">
            <text:p>y</text:p>
          </table:table-cell>
          <table:table-cell office:value-type="string" calcext:value-type="string">
            <text:p>Need to optimize</text:p>
          </table:table-cell>
          <table:table-cell table:number-columns-repeated="59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27"/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23"/>
          <table:table-cell table:style-name="ce27"/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" calcext:value-type="float">
            <text:p>44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3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leetcode.com/problems/reverse-string/" xlink:type="simple">Reverse a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23" office:value-type="string" calcext:value-type="string">
            <text:p>String</text:p>
          </table:table-cell>
          <table:table-cell table:style-name="ce27" office:value-type="string" calcext:value-type="string">
            <text:p>Why strings are immutable in Java?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7" calcext:value-type="float">
            <text:p>5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3" calcext:value-type="float">
            <text:p>63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1" calcext:value-type="float">
            <text:p>71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3" calcext:value-type="float">
            <text:p>73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4" calcext:value-type="float">
            <text:p>74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1" calcext:value-type="float">
            <text:p>81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2" calcext:value-type="float">
            <text:p>82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6" calcext:value-type="float">
            <text:p>86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7" calcext:value-type="float">
            <text:p>8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8" calcext:value-type="float">
            <text:p>8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9" calcext:value-type="float">
            <text:p>8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3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2" calcext:value-type="float">
            <text:p>92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7" calcext:value-type="float">
            <text:p>97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8" calcext:value-type="float">
            <text:p>98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9" calcext:value-type="float">
            <text:p>99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1" calcext:value-type="float">
            <text:p>101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2" calcext:value-type="float">
            <text:p>102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3" calcext:value-type="float">
            <text:p>103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4" calcext:value-type="float">
            <text:p>104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5" calcext:value-type="float">
            <text:p>105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6" calcext:value-type="float">
            <text:p>106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7" calcext:value-type="float">
            <text:p>107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8" calcext:value-type="float">
            <text:p>108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9" calcext:value-type="float">
            <text:p>109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0" calcext:value-type="float">
            <text:p>110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1" calcext:value-type="float">
            <text:p>111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2" calcext:value-type="float">
            <text:p>112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3" calcext:value-type="float">
            <text:p>113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AGGRCOW/" xlink:type="simple">Aggressive cow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4" calcext:value-type="float">
            <text:p>114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5" calcext:value-type="float">
            <text:p>115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EKO/" xlink:type="simple">EKOSPOJ: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6" calcext:value-type="float">
            <text:p>116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7" calcext:value-type="float">
            <text:p>117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8" calcext:value-type="float">
            <text:p>118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9" calcext:value-type="float">
            <text:p>119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0" calcext:value-type="float">
            <text:p>120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PRATA/" xlink:type="simple">ROTI-Prata SPOJ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1" calcext:value-type="float">
            <text:p>121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ANARC05B/" xlink:type="simple">DoubleHelix SPOJ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2" calcext:value-type="float">
            <text:p>122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SUBSUMS/" xlink:type="simple">Subset Sum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3" calcext:value-type="float">
            <text:p>123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4" calcext:value-type="float">
            <text:p>124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5" calcext:value-type="float">
            <text:p>125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126" calcext:value-type="float">
            <text:p>126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7" calcext:value-type="float">
            <text:p>127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8" calcext:value-type="float">
            <text:p>128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9" calcext:value-type="float">
            <text:p>129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0" calcext:value-type="float">
            <text:p>130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1" calcext:value-type="float">
            <text:p>131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2" calcext:value-type="float">
            <text:p>132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3" calcext:value-type="float">
            <text:p>133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5" calcext:value-type="float">
            <text:p>135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6" calcext:value-type="float">
            <text:p>136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7" calcext:value-type="float">
            <text:p>137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8" calcext:value-type="float">
            <text:p>138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9" calcext:value-type="float">
            <text:p>139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0" calcext:value-type="float">
            <text:p>140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1" calcext:value-type="float">
            <text:p>141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2" calcext:value-type="float">
            <text:p>142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3" calcext:value-type="float">
            <text:p>143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4" calcext:value-type="float">
            <text:p>144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5" calcext:value-type="float">
            <text:p>145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6" calcext:value-type="float">
            <text:p>146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7" calcext:value-type="float">
            <text:p>147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8" calcext:value-type="float">
            <text:p>148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9" calcext:value-type="float">
            <text:p>149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0" calcext:value-type="float">
            <text:p>150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23" office:value-type="string" calcext:value-type="string">
            <text:p>LinkedList</text:p>
          </table:table-cell>
          <table:table-cell table:style-name="ce27" office:value-type="string" calcext:value-type="string">
            <text:p>Can we reverse a linked list in less than O(n) ?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23" office:value-type="string" calcext:value-type="string">
            <text:p>LinkedList</text:p>
          </table:table-cell>
          <table:table-cell table:style-name="ce27" office:value-type="string" calcext:value-type="string">
            <text:p>Why Quicksort is preferred for. Arrays and Merge Sort for LinkedLists ?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3" calcext:value-type="float">
            <text:p>153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4" calcext:value-type="float">
            <text:p>154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5" calcext:value-type="float">
            <text:p>155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6" calcext:value-type="float">
            <text:p>156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7" calcext:value-type="float">
            <text:p>157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8" calcext:value-type="float">
            <text:p>158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9" calcext:value-type="float">
            <text:p>159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0" calcext:value-type="float">
            <text:p>160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1" calcext:value-type="float">
            <text:p>161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162" calcext:value-type="float">
            <text:p>162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3" calcext:value-type="float">
            <text:p>163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4" calcext:value-type="float">
            <text:p>164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5" calcext:value-type="float">
            <text:p>165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6" calcext:value-type="float">
            <text:p>166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7" calcext:value-type="float">
            <text:p>167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8" calcext:value-type="float">
            <text:p>168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9" calcext:value-type="float">
            <text:p>169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0" calcext:value-type="float">
            <text:p>170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1" calcext:value-type="float">
            <text:p>171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2" calcext:value-type="float">
            <text:p>172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3" calcext:value-type="float">
            <text:p>173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4" calcext:value-type="float">
            <text:p>174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5" calcext:value-type="float">
            <text:p>175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6" calcext:value-type="float">
            <text:p>176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7" calcext:value-type="float">
            <text:p>177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8" calcext:value-type="float">
            <text:p>178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9" calcext:value-type="float">
            <text:p>179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0" calcext:value-type="float">
            <text:p>180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1" calcext:value-type="float">
            <text:p>181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2" calcext:value-type="float">
            <text:p>182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3" calcext:value-type="float">
            <text:p>183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4" calcext:value-type="float">
            <text:p>184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5" calcext:value-type="float">
            <text:p>185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6" calcext:value-type="float">
            <text:p>186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7" calcext:value-type="float">
            <text:p>187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8" calcext:value-type="float">
            <text:p>188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9" calcext:value-type="float">
            <text:p>189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0" calcext:value-type="float">
            <text:p>190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1" calcext:value-type="float">
            <text:p>191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2" calcext:value-type="float">
            <text:p>192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3" calcext:value-type="float">
            <text:p>193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4" calcext:value-type="float">
            <text:p>194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5" calcext:value-type="float">
            <text:p>195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6" calcext:value-type="float">
            <text:p>196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/>
          <table:table-cell table:style-name="ce23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197" calcext:value-type="float">
            <text:p>197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8" calcext:value-type="float">
            <text:p>198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9" calcext:value-type="float">
            <text:p>199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1" calcext:value-type="float">
            <text:p>201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2" calcext:value-type="float">
            <text:p>202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3" calcext:value-type="float">
            <text:p>203</text:p>
          </table:table-cell>
          <table:table-cell table:style-name="ce23" office:value-type="string" calcext:value-type="string">
            <text:p>Binary Search Trees</text:p>
          </table:table-cell>
          <table:table-cell table:style-name="ce28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4" calcext:value-type="float">
            <text:p>204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5" calcext:value-type="float">
            <text:p>205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6" calcext:value-type="float">
            <text:p>206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7" calcext:value-type="float">
            <text:p>207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8" calcext:value-type="float">
            <text:p>208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9" calcext:value-type="float">
            <text:p>209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0" calcext:value-type="float">
            <text:p>210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1" calcext:value-type="float">
            <text:p>211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2" calcext:value-type="float">
            <text:p>212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3" calcext:value-type="float">
            <text:p>213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4" calcext:value-type="float">
            <text:p>214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5" calcext:value-type="float">
            <text:p>215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6" calcext:value-type="float">
            <text:p>216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7" calcext:value-type="float">
            <text:p>217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8" calcext:value-type="float">
            <text:p>218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219" calcext:value-type="float">
            <text:p>219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0" calcext:value-type="float">
            <text:p>220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1" calcext:value-type="float">
            <text:p>221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2" calcext:value-type="float">
            <text:p>222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3" calcext:value-type="float">
            <text:p>223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4" calcext:value-type="float">
            <text:p>224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5" calcext:value-type="float">
            <text:p>225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6" calcext:value-type="float">
            <text:p>226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7" calcext:value-type="float">
            <text:p>227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8" calcext:value-type="float">
            <text:p>228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9" calcext:value-type="float">
            <text:p>229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0" calcext:value-type="float">
            <text:p>230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1" calcext:value-type="float">
            <text:p>231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2" calcext:value-type="float">
            <text:p>232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3" calcext:value-type="float">
            <text:p>233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4" calcext:value-type="float">
            <text:p>234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5" calcext:value-type="float">
            <text:p>235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6" calcext:value-type="float">
            <text:p>236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7" calcext:value-type="float">
            <text:p>237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8" calcext:value-type="float">
            <text:p>238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9" calcext:value-type="float">
            <text:p>239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0" calcext:value-type="float">
            <text:p>240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1" calcext:value-type="float">
            <text:p>241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2" calcext:value-type="float">
            <text:p>242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3" calcext:value-type="float">
            <text:p>243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4" calcext:value-type="float">
            <text:p>244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DIEHARD/" xlink:type="simple">DIEHARD -DIE HAR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5" calcext:value-type="float">
            <text:p>245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6" calcext:value-type="float">
            <text:p>246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GCJ101BB/" xlink:type="simple">Picking Up Chick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7" calcext:value-type="float">
            <text:p>247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CHOCOLA/" xlink:type="simple">CHOCOLA –Chocolat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8" calcext:value-type="float">
            <text:p>248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9" calcext:value-type="float">
            <text:p>249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0" calcext:value-type="float">
            <text:p>250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1" calcext:value-type="float">
            <text:p>251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2" calcext:value-type="float">
            <text:p>252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3" calcext:value-type="float">
            <text:p>253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254" calcext:value-type="float">
            <text:p>254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5" calcext:value-type="float">
            <text:p>255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6" calcext:value-type="float">
            <text:p>256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7" calcext:value-type="float">
            <text:p>257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8" calcext:value-type="float">
            <text:p>258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9" calcext:value-type="float">
            <text:p>259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0" calcext:value-type="float">
            <text:p>260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1" calcext:value-type="float">
            <text:p>261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2" calcext:value-type="float">
            <text:p>262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3" calcext:value-type="float">
            <text:p>263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tug-of-war/" xlink:type="simple">Tug of Wa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4" calcext:value-type="float">
            <text:p>264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5" calcext:value-type="float">
            <text:p>265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6" calcext:value-type="float">
            <text:p>266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7" calcext:value-type="float">
            <text:p>267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8" calcext:value-type="float">
            <text:p>268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9" calcext:value-type="float">
            <text:p>269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0" calcext:value-type="float">
            <text:p>270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1" calcext:value-type="float">
            <text:p>271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2" calcext:value-type="float">
            <text:p>272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273" calcext:value-type="float">
            <text:p>273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4" calcext:value-type="float">
            <text:p>274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5" calcext:value-type="float">
            <text:p>275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6" calcext:value-type="float">
            <text:p>276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7" calcext:value-type="float">
            <text:p>277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8" calcext:value-type="float">
            <text:p>278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9" calcext:value-type="float">
            <text:p>279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0" calcext:value-type="float">
            <text:p>280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1" calcext:value-type="float">
            <text:p>281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2" calcext:value-type="float">
            <text:p>282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3" calcext:value-type="float">
            <text:p>283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4" calcext:value-type="float">
            <text:p>284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5" calcext:value-type="float">
            <text:p>285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6" calcext:value-type="float">
            <text:p>286</text:p>
          </table:table-cell>
          <table:table-cell table:style-name="ce23" office:value-type="string" calcext:value-type="string">
            <text:p>Stacks &amp; Queues</text:p>
          </table:table-cell>
          <table:table-cell table:style-name="ce28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7" calcext:value-type="float">
            <text:p>287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8" calcext:value-type="float">
            <text:p>288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9" calcext:value-type="float">
            <text:p>289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0" calcext:value-type="float">
            <text:p>290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1" calcext:value-type="float">
            <text:p>291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2" calcext:value-type="float">
            <text:p>292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3" calcext:value-type="float">
            <text:p>293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4" calcext:value-type="float">
            <text:p>294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5" calcext:value-type="float">
            <text:p>295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6" calcext:value-type="float">
            <text:p>296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7" calcext:value-type="float">
            <text:p>297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8" calcext:value-type="float">
            <text:p>298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9" calcext:value-type="float">
            <text:p>299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0" calcext:value-type="float">
            <text:p>300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1" calcext:value-type="float">
            <text:p>301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2" calcext:value-type="float">
            <text:p>302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3" calcext:value-type="float">
            <text:p>303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4" calcext:value-type="float">
            <text:p>304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5" calcext:value-type="float">
            <text:p>305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6" calcext:value-type="float">
            <text:p>306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7" calcext:value-type="float">
            <text:p>307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8" calcext:value-type="float">
            <text:p>308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9" calcext:value-type="float">
            <text:p>309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0" calcext:value-type="float">
            <text:p>310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311" calcext:value-type="float">
            <text:p>311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2" calcext:value-type="float">
            <text:p>312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3" calcext:value-type="float">
            <text:p>313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4" calcext:value-type="float">
            <text:p>314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5" calcext:value-type="float">
            <text:p>315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6" calcext:value-type="float">
            <text:p>316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7" calcext:value-type="float">
            <text:p>317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8" calcext:value-type="float">
            <text:p>318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9" calcext:value-type="float">
            <text:p>319</text:p>
          </table:table-cell>
          <table:table-cell table:style-name="ce23" office:value-type="string" calcext:value-type="string">
            <text:p>Heap</text:p>
          </table:table-cell>
          <table:table-cell table:style-name="ce28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0" calcext:value-type="float">
            <text:p>320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1" calcext:value-type="float">
            <text:p>321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2" calcext:value-type="float">
            <text:p>322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3" calcext:value-type="float">
            <text:p>323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4" calcext:value-type="float">
            <text:p>324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5" calcext:value-type="float">
            <text:p>325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6" calcext:value-type="float">
            <text:p>326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7" calcext:value-type="float">
            <text:p>327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8" calcext:value-type="float">
            <text:p>328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329" calcext:value-type="float">
            <text:p>32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0" calcext:value-type="float">
            <text:p>33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1" calcext:value-type="float">
            <text:p>33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2" calcext:value-type="float">
            <text:p>33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3" calcext:value-type="float">
            <text:p>333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4" calcext:value-type="float">
            <text:p>334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5" calcext:value-type="float">
            <text:p>335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6" calcext:value-type="float">
            <text:p>336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flood-fill/" xlink:type="simple">flood fill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7" calcext:value-type="float">
            <text:p>337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clone-graph/" xlink:type="simple">Clone a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8" calcext:value-type="float">
            <text:p>338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9" calcext:value-type="float">
            <text:p>33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word-ladder/" xlink:type="simple">word Ladder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0" calcext:value-type="float">
            <text:p>34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1" calcext:value-type="float">
            <text:p>34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2" calcext:value-type="float">
            <text:p>34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3" calcext:value-type="float">
            <text:p>343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4" calcext:value-type="float">
            <text:p>344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5" calcext:value-type="float">
            <text:p>345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6" calcext:value-type="float">
            <text:p>346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7" calcext:value-type="float">
            <text:p>347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8" calcext:value-type="float">
            <text:p>348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9" calcext:value-type="float">
            <text:p>34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0" calcext:value-type="float">
            <text:p>35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1" calcext:value-type="float">
            <text:p>35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2" calcext:value-type="float">
            <text:p>35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3" calcext:value-type="float">
            <text:p>353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4" calcext:value-type="float">
            <text:p>354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5" calcext:value-type="float">
            <text:p>355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6" calcext:value-type="float">
            <text:p>356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7" calcext:value-type="float">
            <text:p>357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8" calcext:value-type="float">
            <text:p>358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9" calcext:value-type="float">
            <text:p>35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0" calcext:value-type="float">
            <text:p>36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1" calcext:value-type="float">
            <text:p>36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2" calcext:value-type="float">
            <text:p>36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3" calcext:value-type="float">
            <text:p>363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4" calcext:value-type="float">
            <text:p>364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5" calcext:value-type="float">
            <text:p>365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6" calcext:value-type="float">
            <text:p>366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7" calcext:value-type="float">
            <text:p>367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8" calcext:value-type="float">
            <text:p>368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9" calcext:value-type="float">
            <text:p>36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0" calcext:value-type="float">
            <text:p>37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1" calcext:value-type="float">
            <text:p>37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2" calcext:value-type="float">
            <text:p>37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373" calcext:value-type="float">
            <text:p>373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4" calcext:value-type="float">
            <text:p>374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5" calcext:value-type="float">
            <text:p>375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6" calcext:value-type="float">
            <text:p>376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7" calcext:value-type="float">
            <text:p>377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8" calcext:value-type="float">
            <text:p>378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379" calcext:value-type="float">
            <text:p>37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0" calcext:value-type="float">
            <text:p>38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1" calcext:value-type="float">
            <text:p>38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2" calcext:value-type="float">
            <text:p>38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3" calcext:value-type="float">
            <text:p>38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4" calcext:value-type="float">
            <text:p>38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5" calcext:value-type="float">
            <text:p>38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6" calcext:value-type="float">
            <text:p>38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7" calcext:value-type="float">
            <text:p>38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8" calcext:value-type="float">
            <text:p>38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9" calcext:value-type="float">
            <text:p>38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0" calcext:value-type="float">
            <text:p>39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1" calcext:value-type="float">
            <text:p>39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2" calcext:value-type="float">
            <text:p>39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3" calcext:value-type="float">
            <text:p>39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4" calcext:value-type="float">
            <text:p>39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5" calcext:value-type="float">
            <text:p>39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6" calcext:value-type="float">
            <text:p>39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7" calcext:value-type="float">
            <text:p>39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8" calcext:value-type="float">
            <text:p>39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9" calcext:value-type="float">
            <text:p>39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0" calcext:value-type="float">
            <text:p>40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1" calcext:value-type="float">
            <text:p>40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2" calcext:value-type="float">
            <text:p>40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3" calcext:value-type="float">
            <text:p>40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4" calcext:value-type="float">
            <text:p>40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5" calcext:value-type="float">
            <text:p>40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6" calcext:value-type="float">
            <text:p>40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7" calcext:value-type="float">
            <text:p>40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8" calcext:value-type="float">
            <text:p>40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9" calcext:value-type="float">
            <text:p>40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0" calcext:value-type="float">
            <text:p>41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1" calcext:value-type="float">
            <text:p>41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2" calcext:value-type="float">
            <text:p>41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3" calcext:value-type="float">
            <text:p>41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4" calcext:value-type="float">
            <text:p>41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5" calcext:value-type="float">
            <text:p>41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6" calcext:value-type="float">
            <text:p>41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7" calcext:value-type="float">
            <text:p>41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8" calcext:value-type="float">
            <text:p>41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9" calcext:value-type="float">
            <text:p>41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0" calcext:value-type="float">
            <text:p>42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1" calcext:value-type="float">
            <text:p>42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2" calcext:value-type="float">
            <text:p>42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3" calcext:value-type="float">
            <text:p>42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4" calcext:value-type="float">
            <text:p>42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5" calcext:value-type="float">
            <text:p>42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6" calcext:value-type="float">
            <text:p>42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7" calcext:value-type="float">
            <text:p>42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8" calcext:value-type="float">
            <text:p>42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9" calcext:value-type="float">
            <text:p>42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0" calcext:value-type="float">
            <text:p>43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1" calcext:value-type="float">
            <text:p>43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2" calcext:value-type="float">
            <text:p>43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3" calcext:value-type="float">
            <text:p>43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4" calcext:value-type="float">
            <text:p>43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5" calcext:value-type="float">
            <text:p>43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6" calcext:value-type="float">
            <text:p>43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7" calcext:value-type="float">
            <text:p>43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8" calcext:value-type="float">
            <text:p>43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3">
          <table:table-cell/>
          <table:table-cell table:style-name="ce23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439" calcext:value-type="float">
            <text:p>439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0" calcext:value-type="float">
            <text:p>440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1" calcext:value-type="float">
            <text:p>441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2" calcext:value-type="float">
            <text:p>442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3" calcext:value-type="float">
            <text:p>443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4" calcext:value-type="float">
            <text:p>444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5" calcext:value-type="float">
            <text:p>445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6" calcext:value-type="float">
            <text:p>446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7" calcext:value-type="float">
            <text:p>447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8" calcext:value-type="float">
            <text:p>448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Result2" style:family="table-cell" style:parent-style-name="Result" style:data-style-name="N122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0138in" style:vertical-align="automati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1:44:41.0717553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06-03T15:33:37.514414992</dc:date>
    <meta:generator>LibreOffice/7.0.5.2$Linux_X86_64 LibreOffice_project/00$Build-2</meta:generator>
    <meta:editing-duration>PT15H43M27S</meta:editing-duration>
    <meta:editing-cycles>16</meta:editing-cycles>
    <meta:document-statistic meta:table-count="1" meta:cell-count="180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